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DetailFactoryBean.setApplicationContextJobDataKey( String applicationContextJobData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Durability( boolean dur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JobDataAsMap( Map &lt; String , ? &gt; jobData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JobClass( Class &lt; ? extends Job &gt; job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JobDataMap(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obDetail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getJobDat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setRequestsRecovery( boolean requestsRecov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bDetail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